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loext:opacity="100%" style:font-name="Ubuntu"/>
    </style:style>
    <style:style style:name="P2" style:family="paragraph" style:parent-style-name="Standard">
      <style:text-properties style:font-name="Ubuntu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18e033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Ubuntu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style:font-name="Ubuntu" officeooo:paragraph-rsid="0018e033"/>
    </style:style>
    <style:style style:name="P7" style:family="paragraph" style:parent-style-name="Text_20_body" style:list-style-name="L1">
      <style:text-properties style:font-name="Ubuntu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Ubuntu" fo:font-weight="bold" officeooo:paragraph-rsid="0018e033" style:font-weight-asian="bold" style:font-weight-complex="bold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officeooo:rsid="0018e0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e033" style:font-weight-asian="bold" style:font-weight-complex="bold"/>
    </style:style>
    <style:style style:name="T5" style:family="text">
      <style:text-properties fo:font-weight="normal" officeooo:rsid="0018e033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ave SSH no GitHub</text:h>
      <text:list xml:id="list3202461882" text:style-name="L1">
        <text:list-header>
          <text:p text:style-name="P5"/>
        </text:list-header>
        <text:list-item>
          <text:p text:style-name="P5">Abra o <text:span text:style-name="T3">Git Bash</text:span> ou <text:span text:style-name="T3">terminal</text:span> do linux</text:p>
          <text:p text:style-name="P5"/>
        </text:list-item>
        <text:list-item>
          <text:p text:style-name="P6">Cole o texto abaixo, substituindo o endereço de e-mail pelo seu GitHub </text:p>
          <text:list>
            <text:list-header>
              <text:p text:style-name="P3"><text:span text:style-name="Source_20_Text"><text:span text:style-name="T1">$ ssh-keygen -t ed25519 -C "your_email@example.com"</text:span></text:span><text:span text:style-name="T1"> </text:span></text:p>
            </text:list-header>
          </text:list>
          <text:p text:style-name="P4"/>
        </text:list-item>
        <text:list-item>
          <text:p text:style-name="P6">Crie uma <text:span text:style-name="T3">passphrase</text:span></text:p>
          <text:p text:style-name="P6">Obs: Ao digitar, não aparecerá nenhum caractere por razões de segurança </text:p>
          <text:p text:style-name="P6"/>
        </text:list-item>
        <text:list-item>
          <text:p text:style-name="P5">Repita a <text:span text:style-name="T3">passphrase</text:span> que você acabou de criar </text:p>
          <text:p text:style-name="P5"/>
        </text:list-item>
        <text:list-item>
          <text:p text:style-name="P6">Se estiver utilizando Windows, escreva o comando </text:p>
          <text:list>
            <text:list-header>
              <text:p text:style-name="P8">$ clip &lt; ~/.ssh/id_ed25519.pub </text:p>
            </text:list-header>
          </text:list>
          <text:p text:style-name="P6"><text:span text:style-name="T2">C</text:span>aso esteja utilizando Linux, o comando utilizado deve ser </text:p>
          <text:list text:continue-numbering="true">
            <text:list-header>
              <text:p text:style-name="P8">$ cat &lt; ~/.ssh/id_ed25519.pub </text:p>
            </text:list-header>
          </text:list>
          <text:p text:style-name="P6">Ele irá copiar as informações da chave SSH criada. </text:p>
          <text:p text:style-name="P5"/>
        </text:list-item>
        <text:list-item>
          <text:p text:style-name="P5">Abra seu <text:span text:style-name="T3">GitHub</text:span> </text:p>
          <text:p text:style-name="P5"/>
        </text:list-item>
        <text:list-item>
          <text:p text:style-name="P5">Acesse <text:span text:style-name="T3">Settings</text:span> </text:p>
          <text:p text:style-name="P5"/>
        </text:list-item>
        <text:list-item>
          <text:p text:style-name="P5">Na lateral esquerda, acesse <text:span text:style-name="T3">SSH and GPG keys</text:span></text:p>
          <text:p text:style-name="P5"/>
        </text:list-item>
        <text:list-item>
          <text:p text:style-name="P5">Clique em <text:span text:style-name="T3">New SSH Key </text:span></text:p>
          <text:p text:style-name="P5"/>
        </text:list-item>
        <text:list-item>
          <text:p text:style-name="P5">Escolha um título de sua preferência </text:p>
          <text:p text:style-name="P5"/>
        </text:list-item>
        <text:list-item>
          <text:p text:style-name="P5">Dê <text:span text:style-name="T3">Ctrl+v</text:span> no espaço <text:span text:style-name="T3">key</text:span> para colar as informações de sua chave SSH </text:p>
          <text:p text:style-name="P5"/>
        </text:list-item>
        <text:list-item>
          <text:p text:style-name="P5">Para clonar um repositório do <text:span text:style-name="T3">GitHub</text:span> no <text:span text:style-name="T3">Git</text:span>, abra ou crie um repositório </text:p>
          <text:p text:style-name="P5"/>
        </text:list-item>
        <text:list-item>
          <text:p text:style-name="P5">Selecione a aba verde <text:span text:style-name="T3">CODE, </text:span><text:span text:style-name="T2">selecione </text:span><text:span text:style-name="T4">SSH </text:span><text:span text:style-name="T5">e copie o link fornecido</text:span></text:p>
          <text:p text:style-name="P5"/>
        </text:list-item>
        <text:list-item>
          <text:p text:style-name="P5">Dentro do terminal do <text:span text:style-name="T3">Git</text:span>, crie uma pasta para onde você copiará seu repositório através do comando <text:s/><text:span text:style-name="T3">mkdir ‘nome da pasta’.</text:span></text:p>
          <text:p text:style-name="P5"/>
        </text:list-item>
        <text:list-item>
          <text:p text:style-name="P5">Dentro dessa pasta utilize o comando git clone <text:span text:style-name="T3">link copiado na etapa </text:span><text:span text:style-name="T4">13</text:span><text:span text:style-name="T3"> </text:span></text:p>
          <text:p text:style-name="P5"/>
        </text:list-item>
        <text:list-item>
          <text:p text:style-name="P7">Informe sua <text:span text:style-name="T3">passphrase</text:span> 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9:39:06.997214081</meta:creation-date>
    <dc:date>2023-05-10T09:47:28.508310511</dc:date>
    <meta:editing-duration>PT8M2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00" meta:character-count="1132" meta:non-whitespace-character-count="953"/>
  </office:meta>
</office:document-meta>
</file>